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25-01-02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4048" calcext:value-type="float">
            <text:p>88.0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24-01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23-01-05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22-01-24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21-01-08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20-01-07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19-01-02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18-01-02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172" calcext:value-type="float">
            <text:p>86.1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17-01-09 17:04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16-01-04 17:51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13-01-07 18:03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12-01-04 20:25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512" calcext:value-type="float">
            <text:p>82.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11-01-03 18:30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1344" calcext:value-type="float">
            <text:p>82.3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1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09-01-05 20:07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396" calcext:value-type="float">
            <text:p>81.2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08-01-09 20:17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5344" calcext:value-type="float">
            <text:p>80.0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0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06-01-05 18:04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05-01-11 22:2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04-01-04 18:41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03-01-08 23:16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4688" calcext:value-type="float">
            <text:p>74.08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03-01-08 22:17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0784" calcext:value-type="float">
            <text:p>74.09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02-01-06 00:00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01-01-04 19:07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4744" calcext:value-type="float">
            <text:p>71.48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2000-01-05 19:28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1999-01-04 20:19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1998-01-26 19:34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1998-01-05 22:09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199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1144" calcext:value-type="float">
            <text:p>65.5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199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3696" calcext:value-type="float">
            <text:p>64.62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199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2096" calcext:value-type="float">
            <text:p>63.25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199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199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199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199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199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198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1987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198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198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198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2848" calcext:value-type="float">
            <text:p>51.7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198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198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544101103701</text:p>
          </table:table-cell>
          <table:table-cell office:value-type="string" calcext:value-type="string">
            <text:p>198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